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6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3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0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2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4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63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6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7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77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7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89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5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9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8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01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03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08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0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10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12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1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15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1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2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3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3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4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59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67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69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72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73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7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77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8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84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91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9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97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9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14:23:23.017437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5-30T15:18:15.718124713</dc:date>
    <meta:editing-duration>P25DT9H11M57S</meta:editing-duration>
    <meta:editing-cycles>711</meta:editing-cycles>
    <meta:generator>LibreOffice/5.1.2.2$Linux_X86_64 LibreOffice_project/10m0$Build-2</meta:generator>
    <dc:creator>James Petts</dc:creator>
    <meta:document-statistic meta:table-count="3" meta:cell-count="2553" meta:object-count="0"/>
  </office:meta>
</office:document-meta>
</file>